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Tonkiss, 2005 #1303}</text:p>
      <text:p text:style-name="Text_20_body">Tonkiss, Fran. <text:span text:style-name="T1">Space, the City and Social Theory : Social Relations and Urban Forms</text:span>. Cambridge ; Malden, MA: Polity, 2005.</text:p>
      <text:p text:style-name="Text_20_body">In a city, one encounters an explosion of the sensory in a rapidly shifting scene, a mess of random spurs to the senses that exhausts the capacity to discriminate. <text:s/>The basic condition of mental life in the modern city is one of overload, 116 [applies mainly to Simmel...]</text:p>
      <text:p text:style-name="Text_20_body">[t]he shape of the city dogs the contours of thought 130</text:p>
      <text:p text:style-name="Text_20_body">In a speeded up and wired world, urban space appears more 'porous,' urban agents <text:s/>(whether people, technical actors or symbolic form) more mobile. Cities, like the social actors moving through them, do not stand still as objects of study. 1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bm</meta:initial-creator>
    <meta:creation-date>2008-11-19T09:29:11</meta:creation-date>
    <dc:creator>abm</dc:creator>
    <dc:date>2008-11-26T10:04:46</dc:date>
    <meta:editing-cycles>4</meta:editing-cycles>
    <meta:editing-duration>PT3H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21" meta:character-count="713"/>
  </office:meta>
</office:document-meta>
</file>